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swiss" style:font-pitch="variable"/>
    <style:font-face style:name="宋体" svg:font-family="宋体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49cm"/>
    </style:style>
    <style:style style:name="co2" style:family="table-column">
      <style:table-column-properties fo:break-before="auto" style:column-width="4.103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4.027cm"/>
    </style:style>
    <style:style style:name="co6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4.526cm"/>
    </style:style>
    <style:style style:name="co13" style:family="table-column">
      <style:table-column-properties fo:break-before="auto" style:column-width="5.556cm"/>
    </style:style>
    <style:style style:name="co14" style:family="table-column">
      <style:table-column-properties fo:break-before="auto" style:column-width="6.851cm"/>
    </style:style>
    <style:style style:name="co15" style:family="table-column">
      <style:table-column-properties fo:break-before="auto" style:column-width="3.21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5.964cm"/>
    </style:style>
    <style:style style:name="co18" style:family="table-column">
      <style:table-column-properties fo:break-before="auto" style:column-width="4.897cm"/>
    </style:style>
    <style:style style:name="co19" style:family="table-column">
      <style:table-column-properties fo:break-before="auto" style:column-width="13.866cm"/>
    </style:style>
    <style:style style:name="co20" style:family="table-column">
      <style:table-column-properties fo:break-before="auto" style:column-width="3.517cm"/>
    </style:style>
    <style:style style:name="co8" style:family="table-column">
      <style:table-column-properties fo:break-before="auto" style:column-width="3.72cm"/>
    </style:style>
    <style:style style:name="co27" style:family="table-column">
      <style:table-column-properties fo:break-before="auto" style:column-width="4.433cm"/>
    </style:style>
    <style:style style:name="co28" style:family="table-column">
      <style:table-column-properties fo:break-before="auto" style:column-width="7.938cm"/>
    </style:style>
    <style:style style:name="co29" style:family="table-column">
      <style:table-column-properties fo:break-before="auto" style:column-width="28.305cm"/>
    </style:style>
    <style:style style:name="co30" style:family="table-column">
      <style:table-column-properties fo:break-before="auto" style:column-width="4.65cm"/>
    </style:style>
    <style:style style:name="co31" style:family="table-column">
      <style:table-column-properties fo:break-before="auto" style:column-width="4.928cm"/>
    </style:style>
    <style:style style:name="co32" style:family="table-column">
      <style:table-column-properties fo:break-before="auto" style:column-width="10.603cm"/>
    </style:style>
    <style:style style:name="co33" style:family="table-column">
      <style:table-column-properties fo:break-before="auto" style:column-width="4.464cm"/>
    </style:style>
    <style:style style:name="co34" style:family="table-column">
      <style:table-column-properties fo:break-before="auto" style:column-width="5.115cm"/>
    </style:style>
    <style:style style:name="co35" style:family="table-column">
      <style:table-column-properties fo:break-before="auto" style:column-width="15.812cm"/>
    </style:style>
    <style:style style:name="co36" style:family="table-column">
      <style:table-column-properties fo:break-before="auto" style:column-width="4.868cm"/>
    </style:style>
    <style:style style:name="co37" style:family="table-column">
      <style:table-column-properties fo:break-before="auto" style:column-width="7.061cm"/>
    </style:style>
    <style:style style:name="co38" style:family="table-column">
      <style:table-column-properties fo:break-before="auto" style:column-width="6.32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4.613cm"/>
    </style:style>
    <style:style style:name="co41" style:family="table-column">
      <style:table-column-properties fo:break-before="auto" style:column-width="3.762cm"/>
    </style:style>
    <style:style style:name="co42" style:family="table-column">
      <style:table-column-properties fo:break-before="auto" style:column-width="2.268cm"/>
    </style:style>
    <style:style style:name="co43" style:family="table-column">
      <style:table-column-properties fo:break-before="auto" style:column-width="3.415cm"/>
    </style:style>
    <style:style style:name="co44" style:family="table-column">
      <style:table-column-properties fo:break-before="auto" style:column-width="4.74cm"/>
    </style:style>
    <style:style style:name="co45" style:family="table-column">
      <style:table-column-properties fo:break-before="auto" style:column-width="9.176cm"/>
    </style:style>
    <style:style style:name="co46" style:family="table-column">
      <style:table-column-properties fo:break-before="auto" style:column-width="3.593cm"/>
    </style:style>
    <style:style style:name="co47" style:family="table-column">
      <style:table-column-properties fo:break-before="auto" style:column-width="10.144cm"/>
    </style:style>
    <style:style style:name="co48" style:family="table-column">
      <style:table-column-properties fo:break-before="auto" style:column-width="5.173cm"/>
    </style:style>
    <style:style style:name="co49" style:family="table-column">
      <style:table-column-properties fo:break-before="auto" style:column-width="7.519cm"/>
    </style:style>
    <style:style style:name="co50" style:family="table-column">
      <style:table-column-properties fo:break-before="auto" style:column-width="7.978cm"/>
    </style:style>
    <style:style style:name="co51" style:family="table-column">
      <style:table-column-properties fo:break-before="auto" style:column-width="4.205cm"/>
    </style:style>
    <style:style style:name="co52" style:family="table-column">
      <style:table-column-properties fo:break-before="auto" style:column-width="3.11cm"/>
    </style:style>
    <style:style style:name="co53" style:family="table-column">
      <style:table-column-properties fo:break-before="auto" style:column-width="6.932cm"/>
    </style:style>
    <style:style style:name="co54" style:family="table-column">
      <style:table-column-properties fo:break-before="auto" style:column-width="3.159cm"/>
    </style:style>
    <style:style style:name="co55" style:family="table-column">
      <style:table-column-properties fo:break-before="auto" style:column-width="3.9cm"/>
    </style:style>
    <style:style style:name="co56" style:family="table-column">
      <style:table-column-properties fo:break-before="auto" style:column-width="4.18cm"/>
    </style:style>
    <style:style style:name="co57" style:family="table-column">
      <style:table-column-properties fo:break-before="auto" style:column-width="4.41cm"/>
    </style:style>
    <style:style style:name="co58" style:family="table-column">
      <style:table-column-properties fo:break-before="auto" style:column-width="5.352cm"/>
    </style:style>
    <style:style style:name="co59" style:family="table-column">
      <style:table-column-properties fo:break-before="auto" style:column-width="5.403cm"/>
    </style:style>
    <style:style style:name="co60" style:family="table-column">
      <style:table-column-properties fo:break-before="auto" style:column-width="4.944cm"/>
    </style:style>
    <style:style style:name="co61" style:family="table-column">
      <style:table-column-properties fo:break-before="auto" style:column-width="4.434cm"/>
    </style:style>
    <style:style style:name="co62" style:family="table-column">
      <style:table-column-properties fo:break-before="auto" style:column-width="4.052cm"/>
    </style:style>
    <style:style style:name="co63" style:family="table-column">
      <style:table-column-properties fo:break-before="auto" style:column-width="3.644cm"/>
    </style:style>
    <style:style style:name="co64" style:family="table-column">
      <style:table-column-properties fo:break-before="auto" style:column-width="4.256cm"/>
    </style:style>
    <style:style style:name="co65" style:family="table-column">
      <style:table-column-properties fo:break-before="auto" style:column-width="3.822cm"/>
    </style:style>
    <style:style style:name="co66" style:family="table-column">
      <style:table-column-properties fo:break-before="auto" style:column-width="4.664cm"/>
    </style:style>
    <style:style style:name="co67" style:family="table-column">
      <style:table-column-properties fo:break-before="auto" style:column-width="8.41cm"/>
    </style:style>
    <style:style style:name="co68" style:family="table-column">
      <style:table-column-properties fo:break-before="auto" style:column-width="3.313cm"/>
    </style:style>
    <style:style style:name="co24" style:family="table-column">
      <style:table-column-properties fo:break-before="auto" style:column-width="5.122cm"/>
    </style:style>
    <style:style style:name="co69" style:family="table-column">
      <style:table-column-properties fo:break-before="auto" style:column-width="4.971cm"/>
    </style:style>
    <style:style style:name="co70" style:family="table-column">
      <style:table-column-properties fo:break-before="auto" style:column-width="5.581cm"/>
    </style:style>
    <style:style style:name="co71" style:family="table-column">
      <style:table-column-properties fo:break-before="auto" style:column-width="4.919cm"/>
    </style:style>
    <style:style style:name="co72" style:family="table-column">
      <style:table-column-properties fo:break-before="auto" style:column-width="7.161cm"/>
    </style:style>
    <style:style style:name="co73" style:family="table-column">
      <style:table-column-properties fo:break-before="auto" style:column-width="3.849cm"/>
    </style:style>
    <style:style style:name="co74" style:family="table-column">
      <style:table-column-properties fo:break-before="auto" style:column-width="4.842cm"/>
    </style:style>
    <style:style style:name="co75" style:family="table-column">
      <style:table-column-properties fo:break-before="auto" style:column-width="5.2cm"/>
    </style:style>
    <style:style style:name="co76" style:family="table-column">
      <style:table-column-properties fo:break-before="auto" style:column-width="3.747cm"/>
    </style:style>
    <style:style style:name="co77" style:family="table-column">
      <style:table-column-properties fo:break-before="auto" style:column-width="5.149cm"/>
    </style:style>
    <style:style style:name="co78" style:family="table-column">
      <style:table-column-properties fo:break-before="auto" style:column-width="5.378cm"/>
    </style:style>
    <style:style style:name="co79" style:family="table-column">
      <style:table-column-properties fo:break-before="auto" style:column-width="4.332cm"/>
    </style:style>
    <style:style style:name="co80" style:family="table-column">
      <style:table-column-properties fo:break-before="auto" style:column-width="9.507cm"/>
    </style:style>
    <style:style style:name="co81" style:family="table-column">
      <style:table-column-properties fo:break-before="auto" style:column-width="10.349cm"/>
    </style:style>
    <style:style style:name="co82" style:family="table-column">
      <style:table-column-properties fo:break-before="auto" style:column-width="5.607cm"/>
    </style:style>
    <style:style style:name="co83" style:family="table-column">
      <style:table-column-properties fo:break-before="auto" style:column-width="8.782cm"/>
    </style:style>
    <style:style style:name="co84" style:family="table-column">
      <style:table-column-properties fo:break-before="auto" style:column-width="3.261cm"/>
    </style:style>
    <style:style style:name="co85" style:family="table-column">
      <style:table-column-properties fo:break-before="auto" style:column-width="4.359cm"/>
    </style:style>
    <style:style style:name="co86" style:family="table-column">
      <style:table-column-properties fo:break-before="auto" style:column-width="5.454cm"/>
    </style:style>
    <style:style style:name="co87" style:family="table-column">
      <style:table-column-properties fo:break-before="auto" style:column-width="3.134cm"/>
    </style:style>
    <style:style style:name="co88" style:family="table-column">
      <style:table-column-properties fo:break-before="auto" style:column-width="4.537cm"/>
    </style:style>
    <style:style style:name="co89" style:family="table-column">
      <style:table-column-properties fo:break-before="auto" style:column-width="4.129cm"/>
    </style:style>
    <style:style style:name="co90" style:family="table-column">
      <style:table-column-properties fo:break-before="auto" style:column-width="4.791cm"/>
    </style:style>
    <style:style style:name="co92" style:family="table-column">
      <style:table-column-properties fo:break-before="auto" style:column-width="3.969cm"/>
    </style:style>
    <style:style style:name="co93" style:family="table-column">
      <style:table-column-properties fo:break-before="auto" style:column-width="12.774cm"/>
    </style:style>
    <style:style style:name="co94" style:family="table-column">
      <style:table-column-properties fo:break-before="auto" style:column-width="3.059cm"/>
    </style:style>
    <style:style style:name="co95" style:family="table-column">
      <style:table-column-properties fo:break-before="auto" style:column-width="3.364cm"/>
    </style:style>
    <style:style style:name="co96" style:family="table-column">
      <style:table-column-properties fo:break-before="auto" style:column-width="3.542cm"/>
    </style:style>
    <style:style style:name="co97" style:family="table-column">
      <style:table-column-properties fo:break-before="auto" style:column-width="3.237cm"/>
    </style:style>
    <style:style style:name="co98" style:family="table-column">
      <style:table-column-properties fo:break-before="auto" style:column-width="47.93cm"/>
    </style:style>
    <style:style style:name="co99" style:family="table-column">
      <style:table-column-properties fo:break-before="auto" style:column-width="3.032cm"/>
    </style:style>
    <style:style style:name="co100" style:family="table-column">
      <style:table-column-properties fo:break-before="auto" style:column-width="2.676cm"/>
    </style:style>
    <style:style style:name="co101" style:family="table-column">
      <style:table-column-properties fo:break-before="auto" style:column-width="6.244cm"/>
    </style:style>
    <style:style style:name="co102" style:family="table-column">
      <style:table-column-properties fo:break-before="auto" style:column-width="8.33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PageStyle_5f_玩家">
      <style:table-properties table:display="true" style:writing-mode="lr-tb"/>
    </style:style>
    <style:style style:name="ta3" style:family="table" style:master-page-name="PageStyle_5f_武功">
      <style:table-properties table:display="true" style:writing-mode="lr-tb"/>
    </style:style>
    <style:style style:name="ta4" style:family="table" style:master-page-name="PageStyle_5f_道具">
      <style:table-properties table:display="true" style:writing-mode="lr-tb"/>
    </style:style>
    <style:style style:name="ta7" style:family="table" style:master-page-name="PageStyle_5f_江湖">
      <style:table-properties table:display="true" style:writing-mode="lr-tb"/>
    </style:style>
    <style:style style:name="ta8" style:family="table" style:master-page-name="PageStyle_5f_属性">
      <style:table-properties table:display="true" style:writing-mode="lr-tb"/>
    </style:style>
    <style:style style:name="ta9" style:family="table" style:master-page-name="PageStyle_5f_真气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style:style style:name="ta11" style:family="table" style:master-page-name="PageStyle_5f_称号">
      <style:table-properties table:display="true" style:writing-mode="lr-tb"/>
    </style:style>
    <style:style style:name="ta12" style:family="table" style:master-page-name="PageStyle_5f_弟子">
      <style:table-properties table:display="true" style:writing-mode="lr-tb"/>
    </style:style>
    <style:style style:name="ta13" style:family="table" style:master-page-name="PageStyle_5f_包裹">
      <style:table-properties table:display="true" style:writing-mode="lr-tb"/>
    </style:style>
    <style:style style:name="ta14" style:family="table" style:master-page-name="PageStyle_5f_武林谱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DejaVu Sans" fo:font-size="11pt" fo:font-style="normal" fo:text-shadow="none" style:text-underline-style="none" fo:font-weight="bold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/>
    </style:style>
    <style:style style:name="ce3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 style:font-name="DejaVu Sans" style:font-name-asian="DejaVu Sans1" style:font-name-complex="DejaVu Sans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0" style:family="table-cell" style:parent-style-name="Default">
      <style:text-properties style:text-position="" style:font-name="DejaVu Sans" style:font-name-asian="DejaVu Sans1" style:font-name-complex="DejaVu Sans"/>
    </style:style>
    <style:style style:name="ce11" style:family="table-cell" style:parent-style-name="Default"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style:text-position="" style:font-name="DejaVu Sans" fo:font-weight="bold" style:font-name-asian="DejaVu Sans1" style:font-weight-asian="bold" style:font-name-complex="DejaVu Sans" style:font-weight-complex="bold"/>
    </style:style>
    <style:style style:name="ce13" style:family="table-cell" style:parent-style-name="Default">
      <style:text-properties style:text-position="" fo:font-style="normal" style:text-underline-style="none" fo:font-weight="bold" style:font-name-asian="DejaVu Sans" style:font-style-asian="normal" style:font-weight-asian="bold" style:font-style-complex="normal" style:font-weight-complex="bold"/>
    </style:style>
    <style:style style:name="ce14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text-position="" style:font-name="DejaVu Sans" fo:font-style="normal" fo:font-weight="normal" style:font-name-asian="DejaVu Sans1" style:font-style-asian="normal" style:font-weight-asian="normal" style:font-name-complex="DejaVu Sans" style:font-style-complex="normal" style:font-weight-complex="normal"/>
    </style:style>
    <style:style style:name="ce17" style:family="table-cell" style:parent-style-name="Default">
      <style:text-properties style:text-position="" style:font-name="DejaVu Sans" fo:font-weight="normal" style:font-name-asian="DejaVu Sans1" style:font-weight-asian="normal" style:font-name-complex="DejaVu Sans" style:font-weight-complex="normal"/>
    </style:style>
    <style:style style:name="ce18" style:family="table-cell" style:parent-style-name="Default" style:data-style-name="N30">
      <style:text-properties style:text-position="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" fo:font-size="11pt" fo:font-style="normal" fo:text-shadow="none" style:text-underline-style="none" fo:font-weight="bold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玩家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table:number-columns-repeated="1024"/>
        </table:table-row>
        <table:table-row table:style-name="ro2">
          <table:table-cell table:style-name="ce1" office:value-type="string">
            <text:p>玩家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office:value-type="string">
            <text:p>主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帐号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帐户昵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帐户头像</text:p>
          </table:table-cell>
          <table:table-cell office:value-type="string">
            <text:p>目前没有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帐户等级</text:p>
          </table:table-cell>
          <table:table-cell office:value-type="string">
            <text:p>外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帐户经验</text:p>
          </table:table-cell>
          <table:table-cell office:value-type="string">
            <text:p>当前经验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上阵人数</text:p>
          </table:table-cell>
          <table:table-cell office:value-type="string">
            <text:p>当前上阵人数和最大上阵人数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VIP<text:span text:style-name="T2">等级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金币</text:p>
          </table:table-cell>
          <table:table-cell office:value-type="string">
            <text:p>金币数量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银币</text:p>
          </table:table-cell>
          <table:table-cell office:value-type="string">
            <text:p>银币数量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体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气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上阵人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列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装备列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列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列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首充是否使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气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最后江湖关卡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注册日期时间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门派等级对应上阵弟子数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table:style-name="ce4" office:value-type="string">
            <text:p>Auto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门派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可上阵人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门派所需经验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office:value-type="string">
            <text:p>消息名</text:p>
          </table:table-cell>
          <table:table-cell table:style-name="ce5" office:value-type="string">
            <text:p>消息英文名</text:p>
          </table:table-cell>
          <table:table-cell table:style-name="ce3" office:value-type="string">
            <text:p>客服端请求结构</text:p>
          </table:table-cell>
          <table:table-cell table:style-name="ce3" office:value-type="string">
            <text:p>服务器回应结构</text:p>
          </table:table-cell>
          <table:table-cell table:style-name="ce3" office:value-type="string">
            <text:p>说明</text:p>
          </table:table-cell>
          <table:table-cell table:style-name="ce3" table:number-columns-repeated="1018"/>
        </table:table-row>
        <table:table-row table:style-name="ro2">
          <table:table-cell table:style-name="Default"/>
          <table:table-cell table:style-name="Default" office:value-type="string">
            <text:p>获得玩家信息</text:p>
          </table:table-cell>
          <table:table-cell table:style-name="Default"/>
          <table:table-cell table:style-name="Default" office:value-type="string">
            <text:p>账户名</text:p>
          </table:table-cell>
          <table:table-cell office:value-type="string">
            <text:p>玩家<text:span text:style-name="T1">id</text:span></text:p>
          </table:table-cell>
          <table:table-cell table:style-name="Default" office:value-type="string">
            <text:p>包含第一次登录，和每隔X分钟更新一次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3"/>
          <table:table-cell table:style-name="Default" office:value-type="string">
            <text:p>服务器区域</text:p>
          </table:table-cell>
          <table:table-cell office:value-type="string">
            <text:p>玩家帐号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帐户昵称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帐户头像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帐户等级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帐户经验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上阵人数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table:style-name="ce4" office:value-type="string">
            <text:p>VIP<text:span text:style-name="T2">等级</text:span>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金币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银币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体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气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上阵人数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弟子列表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装备列表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武功列表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称号列表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首充是否使用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气势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最后江湖关卡<text:span text:style-name="T1">id</text:span>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注册日期时间</text:p>
          </table:table-cell>
          <table:table-cell table:style-name="Default" table:number-columns-repeated="1019"/>
        </table:table-row>
        <table:table-row table:style-name="ro2" table:number-rows-repeated="6">
          <table:table-cell table:style-name="Default" table:number-columns-repeated="1024"/>
        </table:table-row>
        <table:table-row table:style-name="ro2" table:number-rows-repeated="65477">
          <table:table-cell table:number-columns-repeated="1024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弟子" table:style-name="ta12">
        <office:forms form:automatic-focus="false" form:apply-design-mode="false"/>
        <table:table-column table:style-name="co92" table:default-cell-style-name="ce19"/>
        <table:table-column table:style-name="co8" table:default-cell-style-name="ce19"/>
        <table:table-column table:style-name="co93" table:default-cell-style-name="ce19"/>
        <table:table-column table:style-name="co94" table:default-cell-style-name="ce19"/>
        <table:table-column table:style-name="co95" table:default-cell-style-name="ce19"/>
        <table:table-column table:style-name="co6" table:number-columns-repeated="1019" table:default-cell-style-name="ce19"/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弟子属性原子表</text:p>
          </table:table-cell>
          <table:table-cell table:style-name="ce20" office:value-type="string">
            <text:p>属性</text:p>
          </table:table-cell>
          <table:table-cell table:style-name="ce20" office:value-type="string">
            <text:p>说明（弟子原始基本属性）</text:p>
          </table:table-cell>
          <table:table-cell table:style-name="ce20" table:number-columns-repeated="1021"/>
        </table:table-row>
        <table:table-row table:style-name="ro2">
          <table:table-cell/>
          <table:table-cell office:value-type="string">
            <text:p>弟子<text:span text:style-name="T1">id</text:span></text:p>
          </table:table-cell>
          <table:table-cell office:value-type="string">
            <text:p>主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弟子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品质</text:p>
          </table:table-cell>
          <table:table-cell office:value-type="string">
            <text:p>甲、乙、丙、丁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天赋武功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天赋武功触发机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描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初始血量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初始攻击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初始防御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初始内力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血量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攻击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防御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内力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等级升级增长率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>
            <text:p>等级升级原子表</text:p>
          </table:table-cell>
          <table:table-cell table:style-name="ce20" office:value-type="string">
            <text:p>属性</text:p>
          </table:table-cell>
          <table:table-cell table:style-name="ce20" office:value-type="string">
            <text:p>说明（相应弟子等级所对应的属性）</text:p>
          </table:table-cell>
          <table:table-cell table:style-name="ce20" table:number-columns-repeated="1021"/>
        </table:table-row>
        <table:table-row table:style-name="ro2">
          <table:table-cell/>
          <table:table-cell office:value-type="string">
            <text:p>品质</text:p>
          </table:table-cell>
          <table:table-cell office:value-type="string">
            <text:p>甲乙丙丁所需经验值不同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所需经验值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>
            <text:p>装备缘表</text:p>
          </table:table-cell>
          <table:table-cell table:style-name="ce20" office:value-type="string">
            <text:p>属性</text:p>
          </table:table-cell>
          <table:table-cell table:style-name="ce20" office:value-type="string">
            <text:p>说明</text:p>
          </table:table-cell>
          <table:table-cell table:style-name="ce20" table:number-columns-repeated="1021"/>
        </table:table-row>
        <table:table-row table:style-name="ro2">
          <table:table-cell/>
          <table:table-cell office:value-type="string">
            <text:p>弟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装备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值</text:p>
          </table:table-cell>
          <table:table-cell office:value-type="string">
            <text:p>（正负）数值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>
            <text:p>弟子缘表</text:p>
          </table:table-cell>
          <table:table-cell table:style-name="ce20" office:value-type="string">
            <text:p>属性</text:p>
          </table:table-cell>
          <table:table-cell table:style-name="ce20" office:value-type="string">
            <text:p>说明</text:p>
          </table:table-cell>
          <table:table-cell table:style-name="ce20" table:number-columns-repeated="1021"/>
        </table:table-row>
        <table:table-row table:style-name="ro2">
          <table:table-cell/>
          <table:table-cell office:value-type="string">
            <text:p>弟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1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2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3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4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5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6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7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值</text:p>
          </table:table-cell>
          <table:table-cell office:value-type="string">
            <text:p>（正负）数值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>
            <text:p>玩家弟子表</text:p>
          </table:table-cell>
          <table:table-cell table:style-name="ce20" office:value-type="string">
            <text:p>属性</text:p>
          </table:table-cell>
          <table:table-cell table:style-name="ce20" office:value-type="string">
            <text:p>说明</text:p>
          </table:table-cell>
          <table:table-cell table:style-name="ce20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血量</text:p>
          </table:table-cell>
          <table:table-cell office:value-type="string">
            <text:p>通过培养增加或减少的血量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攻击</text:p>
          </table:table-cell>
          <table:table-cell office:value-type="string">
            <text:p>通过培养增加或减少的攻击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防御</text:p>
          </table:table-cell>
          <table:table-cell office:value-type="string">
            <text:p>通过培养增加或减少的防御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内力</text:p>
          </table:table-cell>
          <table:table-cell office:value-type="string">
            <text:p>通过培养增加或减少的内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身价</text:p>
          </table:table-cell>
          <table:table-cell office:value-type="string">
            <text:p>通过培养增加或减少的身价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经验值</text:p>
          </table:table-cell>
          <table:table-cell office:value-type="string">
            <text:p>通过培养增加或减少的经验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天赋武功</text:p>
          </table:table-cell>
          <table:table-cell office:value-type="string">
            <text:p>通过参悟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武功<text:span text:style-name="T1">2 id</text:span></text:p>
          </table:table-cell>
          <table:table-cell office:value-type="string">
            <text:p>玩家武功表中获得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武功<text:span text:style-name="T1">3 id</text:span></text:p>
          </table:table-cell>
          <table:table-cell office:value-type="string">
            <text:p>玩家武功表中获得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兵器<text:span text:style-name="T1">id</text:span></text:p>
          </table:table-cell>
          <table:table-cell office:value-type="string">
            <text:p>玩家兵器表中获得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服装<text:span text:style-name="T1">id</text:span></text:p>
          </table:table-cell>
          <table:table-cell office:value-type="string">
            <text:p>玩家服装表中获得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饰品<text:span text:style-name="T1">id</text:span></text:p>
          </table:table-cell>
          <table:table-cell office:value-type="string">
            <text:p>玩家饰品表中获得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1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2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3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4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5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6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1" office:value-type="string">
            <text:p>消息</text:p>
          </table:table-cell>
          <table:table-cell table:style-name="ce21" office:value-type="string">
            <text:p>消息名</text:p>
          </table:table-cell>
          <table:table-cell table:style-name="ce22" office:value-type="string">
            <text:p>消息英文名</text:p>
          </table:table-cell>
          <table:table-cell table:style-name="ce21" office:value-type="string">
            <text:p>客服端请求结构</text:p>
          </table:table-cell>
          <table:table-cell table:style-name="ce21" office:value-type="string">
            <text:p>服务器回应结构</text:p>
          </table:table-cell>
          <table:table-cell table:style-name="ce21" office:value-type="string">
            <text:p>说明</text:p>
          </table:table-cell>
          <table:table-cell table:style-name="ce21" table:number-columns-repeated="1018"/>
        </table:table-row>
        <table:table-row table:style-name="ro2">
          <table:table-cell/>
          <table:table-cell office:value-type="string">
            <text:p>获得玩家拥有弟子列表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所在区域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培养弟子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精心培养1次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精心培养10次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培养弟子属性确认</text:p>
          </table:table-cell>
          <table:table-cell/>
          <table:table-cell office:value-type="string">
            <text:p>玩家账户</text:p>
          </table:table-cell>
          <table:table-cell office:value-type="string">
            <text:p>弟子的修改信息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是否确认(是/否)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弟子传功</text:p>
          </table:table-cell>
          <table:table-cell/>
          <table:table-cell office:value-type="string">
            <text:p>玩家账户</text:p>
          </table:table-cell>
          <table:table-cell office:value-type="string">
            <text:p>是否成功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所传弟子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被传弟子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的传功丹类型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弟子上阵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上阵位子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>
            <text:p>招募弟子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突破弟子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修改弟子上阵顺序</text:p>
          </table:table-cell>
          <table:table-cell table:number-columns-repeated="1022"/>
        </table:table-row>
        <table:table-row table:style-name="ro2" table:number-rows-repeated="65438">
          <table:table-cell table:number-columns-repeated="1024"/>
        </table:table-row>
        <table:table-row table:style-name="ro3" table:number-rows-repeated="9830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武功" table:style-name="ta3">
        <office:forms form:automatic-focus="false" form:apply-design-mode="false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6" table:number-columns-repeated="1019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武功属性原子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4">
          <table:table-cell/>
          <table:table-cell office:value-type="string">
            <text:p>武功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品质id</text:p>
          </table:table-cell>
          <table:table-cell office:value-type="string">
            <text:p>甲、乙、丙、丁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武功类型</text:p>
          </table:table-cell>
          <table:table-cell office:value-type="string">
            <text:p>单体攻击、群体攻击、BUFF书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武功简介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组成需残章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触发几率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武功等级原子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2">
          <table:table-cell table:style-name="ce6"/>
          <table:table-cell table:style-name="ce6" office:value-type="string">
            <text:p>AutoId</text:p>
          </table:table-cell>
          <table:table-cell table:style-name="ce6" table:number-columns-repeated="1022"/>
        </table:table-row>
        <table:table-row table:style-name="ro2">
          <table:table-cell table:style-name="ce6"/>
          <table:table-cell table:style-name="ce7" office:value-type="string">
            <text:p>武功品质id</text:p>
          </table:table-cell>
          <table:table-cell table:style-name="ce6" table:number-columns-repeated="1022"/>
        </table:table-row>
        <table:table-row table:style-name="ro2">
          <table:table-cell/>
          <table:table-cell office:value-type="string">
            <text:p>武功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身价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伤害强度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武功升级需丙书数量</text:p>
          </table:table-cell>
          <table:table-cell table:style-name="ce8" office:value-type="string">
            <text:p>甲=2*丙，乙=1.5*丙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>
            <text:p>武功升级需银两</text:p>
          </table:table-cell>
          <table:table-cell table:style-name="ce8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玩家武功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武功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等级</text:p>
          </table:table-cell>
          <table:table-cell office:value-type="string">
            <text:p>玩家所持有的武功等级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武功伤害强度</text:p>
          </table:table-cell>
          <table:table-cell office:value-type="string">
            <text:p>玩家以培养等途径增加其强度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武功身价</text:p>
          </table:table-cell>
          <table:table-cell office:value-type="string">
            <text:p>玩家以培养等途径增加其身价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office:value-type="string">
            <text:p>消息名</text:p>
          </table:table-cell>
          <table:table-cell table:style-name="ce5" office:value-type="string">
            <text:p>消息英文名</text:p>
          </table:table-cell>
          <table:table-cell table:style-name="ce3" office:value-type="string">
            <text:p>客服端请求结构</text:p>
          </table:table-cell>
          <table:table-cell table:style-name="ce3" office:value-type="string">
            <text:p>服务器回应结构</text:p>
          </table:table-cell>
          <table:table-cell table:style-name="ce3" office:value-type="string">
            <text:p>说明</text:p>
          </table:table-cell>
          <table:table-cell table:style-name="ce3" table:number-columns-repeated="1018"/>
        </table:table-row>
        <table:table-row table:style-name="ro2">
          <table:table-cell/>
          <table:table-cell office:value-type="string">
            <text:p>获得武功列表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所在区域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装备武功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武功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卸载武功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参悟武功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被参悟武功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武功ID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武功ID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武功ID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武功ID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武功ID5</text:p>
          </table:table-cell>
          <table:table-cell table:number-columns-repeated="1020"/>
        </table:table-row>
        <table:table-row table:style-name="ro2" table:number-rows-repeated="65486">
          <table:table-cell table:number-columns-repeated="1024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道具(兵服饰)" table:style-name="ta4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8" table:default-cell-style-name="ce2"/>
        <table:table-column table:style-name="co6" table:number-columns-repeated="1019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道具属性原子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道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类型</text:p>
          </table:table-cell>
          <table:table-cell office:value-type="string">
            <text:p>兵、服、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道具品质</text:p>
          </table:table-cell>
          <table:table-cell office:value-type="string">
            <text:p>甲、乙、丙、丁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道具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描述</text:p>
          </table:table-cell>
          <table:table-cell office:value-type="string">
            <text:p>说明道具基本信息。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道具等级原子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道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值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身价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玩家道具卡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增加 属性加成值</text:p>
          </table:table-cell>
          <table:table-cell office:value-type="string">
            <text:p>玩家通过如培养等途径在原有的基础上增加的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身价</text:p>
          </table:table-cell>
          <table:table-cell office:value-type="string">
            <text:p>玩家通过如培养等途径在原有的基础上增加的值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office:value-type="string">
            <text:p>消息名</text:p>
          </table:table-cell>
          <table:table-cell table:style-name="ce5" office:value-type="string">
            <text:p>消息英文名</text:p>
          </table:table-cell>
          <table:table-cell table:style-name="ce3" office:value-type="string">
            <text:p>客服端请求结构</text:p>
          </table:table-cell>
          <table:table-cell table:style-name="ce3" office:value-type="string">
            <text:p>服务器回应结构</text:p>
          </table:table-cell>
          <table:table-cell table:style-name="ce3" office:value-type="string">
            <text:p>说明</text:p>
          </table:table-cell>
          <table:table-cell table:style-name="ce3" table:number-columns-repeated="1018"/>
        </table:table-row>
        <table:table-row table:style-name="ro2">
          <table:table-cell/>
          <table:table-cell office:value-type="string">
            <text:p>装上装备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8" office:value-type="string">
            <text:p>装备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强化装备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装备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精炼装备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装备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获得装备列表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包裹" table:style-name="ta13">
        <office:forms form:automatic-focus="false" form:apply-design-mode="false"/>
        <table:table-column table:style-name="co96" table:default-cell-style-name="ce19"/>
        <table:table-column table:style-name="co97" table:default-cell-style-name="ce19"/>
        <table:table-column table:style-name="co98" table:default-cell-style-name="ce19"/>
        <table:table-column table:style-name="co99" table:default-cell-style-name="ce19"/>
        <table:table-column table:style-name="co100" table:default-cell-style-name="ce19"/>
        <table:table-column table:style-name="co87" table:default-cell-style-name="ce19"/>
        <table:table-column table:style-name="co6" table:number-columns-repeated="1018" table:default-cell-style-name="ce19"/>
        <table:table-row table:style-name="ro2">
          <table:table-cell table:number-columns-repeated="1024"/>
        </table:table-row>
        <table:table-row table:style-name="ro2">
          <table:table-cell table:style-name="ce23" office:value-type="string">
            <text:p>物品原子表</text:p>
          </table:table-cell>
          <table:table-cell table:style-name="ce23" office:value-type="string">
            <text:p>属性</text:p>
          </table:table-cell>
          <table:table-cell table:style-name="ce23" office:value-type="string">
            <text:p>说明</text:p>
          </table:table-cell>
          <table:table-cell table:style-name="ce23" table:number-columns-repeated="1021"/>
        </table:table-row>
        <table:table-row table:style-name="ro2">
          <table:table-cell/>
          <table:table-cell office:value-type="string">
            <text:p>物品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物品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物品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物品简介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物品使用方式</text:p>
          </table:table-cell>
          <table:table-cell office:value-type="string">
            <text:p>使用、开启、传功、培养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玩家包裹表</text:p>
          </table:table-cell>
          <table:table-cell table:style-name="ce23" office:value-type="string">
            <text:p>属性</text:p>
          </table:table-cell>
          <table:table-cell table:style-name="ce23" office:value-type="string">
            <text:p>说明</text:p>
          </table:table-cell>
          <table:table-cell table:style-name="ce23" table:number-columns-repeated="1021"/>
        </table:table-row>
        <table:table-row table:style-name="ro2">
          <table:table-cell/>
          <table:table-cell office:value-type="string">
            <text:p>物品<text:span text:style-name="T1">id</text:span></text:p>
          </table:table-cell>
          <table:table-cell office:value-type="string">
            <text:p>主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物品数量</text:p>
          </table:table-cell>
          <table:table-cell office:value-type="string">
            <text:p>根据玩家所拥有的数量进行变更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1" office:value-type="string">
            <text:p>消息</text:p>
          </table:table-cell>
          <table:table-cell table:style-name="ce21" office:value-type="string">
            <text:p>消息名</text:p>
          </table:table-cell>
          <table:table-cell table:style-name="ce22" office:value-type="string">
            <text:p>消息英文名</text:p>
          </table:table-cell>
          <table:table-cell table:style-name="ce21" office:value-type="string">
            <text:p>客服端请求结构</text:p>
          </table:table-cell>
          <table:table-cell table:style-name="ce21" office:value-type="string">
            <text:p>服务器回应结构</text:p>
          </table:table-cell>
          <table:table-cell table:style-name="ce21" office:value-type="string">
            <text:p>说明</text:p>
          </table:table-cell>
          <table:table-cell table:style-name="ce21" table:number-columns-repeated="1018"/>
        </table:table-row>
        <table:table-row table:style-name="ro2" table:number-rows-repeated="65510">
          <table:table-cell table:number-columns-repeated="1024"/>
        </table:table-row>
        <table:table-row table:style-name="ro3" table:number-rows-repeated="983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武林谱" table:style-name="ta14">
        <office:forms form:automatic-focus="false" form:apply-design-mode="false"/>
        <table:table-column table:style-name="co24" table:default-cell-style-name="ce19"/>
        <table:table-column table:style-name="co101" table:default-cell-style-name="ce19"/>
        <table:table-column table:style-name="co102" table:default-cell-style-name="ce19"/>
        <table:table-column table:style-name="co97" table:number-columns-repeated="2" table:default-cell-style-name="ce19"/>
        <table:table-column table:style-name="co6" table:number-columns-repeated="1019" table:default-cell-style-name="ce19"/>
        <table:table-row table:style-name="ro1">
          <table:table-cell table:number-columns-repeated="1024"/>
        </table:table-row>
        <table:table-row table:style-name="ro2">
          <table:table-cell table:style-name="ce23" office:value-type="string">
            <text:p>表名</text:p>
          </table:table-cell>
          <table:table-cell table:style-name="ce23" office:value-type="string">
            <text:p>说明</text:p>
          </table:table-cell>
          <table:table-cell table:style-name="ce23" table:number-columns-repeated="1022"/>
        </table:table-row>
        <table:table-row table:style-name="ro2">
          <table:table-cell office:value-type="string">
            <text:p>弟子原子表</text:p>
          </table:table-cell>
          <table:table-cell office:value-type="string">
            <text:p>查询并且显示 对应弟子表</text:p>
          </table:table-cell>
          <table:table-cell table:number-columns-repeated="1022"/>
        </table:table-row>
        <table:table-row table:style-name="ro2">
          <table:table-cell office:value-type="string">
            <text:p>武功原子表</text:p>
          </table:table-cell>
          <table:table-cell office:value-type="string">
            <text:p>查询并且显示 对应武功表</text:p>
          </table:table-cell>
          <table:table-cell table:number-columns-repeated="1022"/>
        </table:table-row>
        <table:table-row table:style-name="ro2">
          <table:table-cell office:value-type="string">
            <text:p>道具原子表</text:p>
          </table:table-cell>
          <table:table-cell office:value-type="string">
            <text:p>查询并且显示 对应道具表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1" office:value-type="string">
            <text:p>消息</text:p>
          </table:table-cell>
          <table:table-cell table:style-name="ce21" office:value-type="string">
            <text:p>消息名</text:p>
          </table:table-cell>
          <table:table-cell table:style-name="ce22" office:value-type="string">
            <text:p>消息英文名</text:p>
          </table:table-cell>
          <table:table-cell table:style-name="ce21" office:value-type="string">
            <text:p>客服端请求结构</text:p>
          </table:table-cell>
          <table:table-cell table:style-name="ce21" office:value-type="string">
            <text:p>服务器回应结构</text:p>
          </table:table-cell>
          <table:table-cell table:style-name="ce21" office:value-type="string">
            <text:p>说明</text:p>
          </table:table-cell>
          <table:table-cell table:style-name="ce21" table:number-columns-repeated="1018"/>
        </table:table-row>
        <table:table-row table:style-name="ro2" table:number-rows-repeated="65527">
          <table:table-cell table:number-columns-repeated="1024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江湖" table:style-name="ta7">
        <office:forms form:automatic-focus="false" form:apply-design-mode="false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6" table:number-columns-repeated="1021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江湖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2">
          <table:table-cell/>
          <table:table-cell office:value-type="string">
            <text:p>大江湖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描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品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图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描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体力消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最大挑战次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建议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获得<text:span text:style-name="T1">exp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获得元宝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有机率获得装备<text:span text:style-name="T1">1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有机率获得装备<text:span text:style-name="T1">2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有机率获得装备<text:span text:style-name="T1">3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1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2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3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4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5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6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7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8 id</text:span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>
            <text:p>NPC<text:span text:style-name="T2">属性原子表</text:span>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（弟子原始基本属性）</text:p>
          </table:table-cell>
          <table:table-cell table:style-name="ce6" table:number-columns-repeated="1021"/>
        </table:table-row>
        <table:table-row table:style-name="ro2">
          <table:table-cell/>
          <table:table-cell office:value-type="string">
            <text:p>弟子<text:span text:style-name="T1">id</text:span></text:p>
          </table:table-cell>
          <table:table-cell office:value-type="string">
            <text:p>主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弟子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品质</text:p>
          </table:table-cell>
          <table:table-cell office:value-type="string">
            <text:p>甲、乙、丙、丁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天赋武功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天赋武功触发机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描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血量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攻击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防御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内力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等级升级增长率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>
            <text:p>NPC<text:span text:style-name="T2">等级升级原子表</text:span>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（相应弟子等级所对应的属性）</text:p>
          </table:table-cell>
          <table:table-cell table:style-name="ce6" table:number-columns-repeated="1021"/>
        </table:table-row>
        <table:table-row table:style-name="ro2">
          <table:table-cell/>
          <table:table-cell table:style-name="ce4" office:value-type="string">
            <text:p>Auto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所需经验值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玩家江湖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2">
          <table:table-cell/>
          <table:table-cell table:style-name="ce4" office:value-type="string">
            <text:p>Auto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江湖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过关星星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今日挑战次数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  <table:table-row table:style-name="ro2" table:number-rows-repeated="65477">
          <table:table-cell table:number-columns-repeated="1024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属性" table:style-name="ta8">
        <office:forms form:automatic-focus="false" form:apply-design-mode="false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6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属性原子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2">
          <table:table-cell/>
          <table:table-cell office:value-type="string">
            <text:p>属性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名</text:p>
          </table:table-cell>
          <table:table-cell office:value-type="string">
            <text:p>(血, 攻, 防, 内, 破招, 格挡, 躲闪, 命中, 防爆, 暴击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属性加成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2">
          <table:table-cell/>
          <table:table-cell office:value-type="string">
            <text:p>属性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加成属性</text:p>
          </table:table-cell>
          <table:table-cell office:value-type="string">
            <text:p>属性原子表<text:span text:style-name="T1">ID</text:span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加成方式</text:p>
          </table:table-cell>
          <table:table-cell office:value-type="string">
            <text:p>比例<text:span text:style-name="T1">/</text:span><text:span text:style-name="T2">点数</text:span>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  <table:table-row table:style-name="ro2" table:number-rows-repeated="65512">
          <table:table-cell table:number-columns-repeated="1024"/>
        </table:table-row>
        <table:table-row table:style-name="ro3" table:number-rows-repeated="9830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真气" table:style-name="ta9">
        <office:forms form:automatic-focus="false" form:apply-design-mode="false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6" table:number-columns-repeated="1021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真气原子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2">
          <table:table-cell/>
          <table:table-cell office:value-type="string">
            <text:p>真气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真气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真气图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品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<text:span text:style-name="T1">id</text:span></text:p>
          </table:table-cell>
          <table:table-cell office:value-type="string">
            <text:p>外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兑换需真元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可用需门派等级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真气等级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2">
          <table:table-cell/>
          <table:table-cell office:value-type="string">
            <text:p>真气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真气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品质</text:p>
          </table:table-cell>
          <table:table-cell office:value-type="string">
            <text:p>甲乙丙丁所需经验值不同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所需经验值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值</text:p>
          </table:table-cell>
          <table:table-cell office:value-type="string">
            <text:p>（正负）数值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练真气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2">
          <table:table-cell/>
          <table:table-cell office:value-type="string">
            <text:p>练气程度</text:p>
          </table:table-cell>
          <table:table-cell office:value-type="string">
            <text:p>心浮气躁，心平气和，心净如水，心无旁戴，物我两忘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练气所需银两</text:p>
          </table:table-cell>
          <table:table-cell office:value-type="string">
            <text:p>8000/20000/30000/40000/6000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玩家真气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真气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真气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真气增加 属性加成值</text:p>
          </table:table-cell>
          <table:table-cell office:value-type="string">
            <text:p>玩家以培养等途径增加其强度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30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口诀" table:style-name="ta10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口诀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口诀等级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口诀类型</text:p>
          </table:table-cell>
          <table:table-cell office:value-type="string">
            <text:p>血，攻，防还是内字诀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升级所需魄力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所加的属性值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口诀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当前口诀等级</text:p>
          </table:table-cell>
          <table:table-cell office:value-type="string">
            <text:p>关联到口诀表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当前已消耗加血魄力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当前已消耗加攻魄力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当前已消耗加防魄力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当前已消耗加内魄力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弟子与魄力转换对应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弟子品质</text:p>
          </table:table-cell>
          <table:table-cell office:value-type="string">
            <text:p>关联到弟子表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是否是弟子魂魄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魄力值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称号" table:style-name="ta11">
        <office:forms form:automatic-focus="false" form:apply-design-mode="false"/>
        <table:table-column table:style-name="co40" table:default-cell-style-name="ce2"/>
        <table:table-column table:style-name="co41" table:default-cell-style-name="ce2"/>
        <table:table-column table:style-name="co42" table:number-columns-repeated="1022" table:default-cell-style-name="ce2"/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称号原子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称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时效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简介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称号等级对应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称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等级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增加势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玩家称号列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等级<text:span text:style-name="T1">id</text:span>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血战" table:style-name="ta10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6">
          <table:table-cell table:style-name="ce5" office:value-type="string">
            <text:p>血战npc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1"/>
          <table:table-cell table:style-name="ce11" office:value-type="string">
            <text:p>npc组id</text:p>
          </table:table-cell>
          <table:table-cell table:style-name="ce11" table:number-columns-repeated="1022"/>
        </table:table-row>
        <table:table-row table:style-name="ro6">
          <table:table-cell table:style-name="ce11"/>
          <table:table-cell table:style-name="ce11" office:value-type="string">
            <text:p>难度</text:p>
          </table:table-cell>
          <table:table-cell table:style-name="ce11" office:value-type="string">
            <text:p>1/2/3 （死/力战）</text:p>
          </table:table-cell>
          <table:table-cell table:style-name="ce11" table:number-columns-repeated="1021"/>
        </table:table-row>
        <table:table-row table:style-name="ro6">
          <table:table-cell/>
          <table:table-cell office:value-type="string">
            <text:p>npc弟子1 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2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3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4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5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6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7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8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" office:value-type="string">
            <text:p>血战npc等级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血战关数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等级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style-name="ce5" office:value-type="string">
            <text:p>血战阵容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门派等级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阵容</text:p>
          </table:table-cell>
          <table:table-cell office:value-type="string">
            <text:p>五人阵/六人阵/七人阵/八人阵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玩家血战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单场最多闯关数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单场最多闯关得星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当场闯关数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当场闯关得星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当场闯关得星剩余星数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当场最近5关得星数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当场最近5关是否领奖?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守卫是否结束</text:p>
          </table:table-cell>
          <table:table-cell office:value-type="string">
            <text:p>当场是否结束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已守卫场数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单场攻加成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单场防加成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单场血加成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单场内加成</text:p>
          </table:table-cell>
          <table:table-cell table:number-columns-repeated="1022"/>
        </table:table-row>
        <table:table-row table:style-name="ro5" table:number-rows-repeated="2">
          <table:table-cell/>
          <table:table-cell table:style-name="ce10"/>
          <table:table-cell table:number-columns-repeated="1022"/>
        </table:table-row>
        <table:table-row table:style-name="ro6">
          <table:table-cell table:style-name="ce5" office:value-type="string">
            <text:p>玩家单场记录表</text:p>
          </table:table-cell>
          <table:table-cell table:style-name="ce12" office:value-type="string">
            <text:p>属性</text:p>
          </table:table-cell>
          <table:table-cell table:style-name="ce5" office:value-type="string">
            <text:p>说明 (这是一张临时表，每天都会清空)</text:p>
          </table:table-cell>
          <table:table-cell table:style-name="ce5" table:number-columns-repeated="1021"/>
        </table:table-row>
        <table:table-row table:style-name="ro6">
          <table:table-cell/>
          <table:table-cell table:style-name="ce10" office:value-type="string">
            <text:p>玩家id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单场从x关开始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单场于y关结束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单场得星数</text:p>
          </table:table-cell>
          <table:table-cell office:value-type="string">
            <text:p>保存着单场的x关到y关的最多得星数</text:p>
          </table:table-cell>
          <table:table-cell table:number-columns-repeated="1021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服务器血战日志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血战排名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血战闯关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血战得星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血战连续进榜天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血战日期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得星奖励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1"/>
          <table:table-cell table:style-name="ce11" office:value-type="string">
            <text:p>得星奖励id</text:p>
          </table:table-cell>
          <table:table-cell table:style-name="ce11" table:number-columns-repeated="1022"/>
        </table:table-row>
        <table:table-row table:style-name="ro6">
          <table:table-cell/>
          <table:table-cell office:value-type="string">
            <text:p>每5关得星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箱子品质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钥匙品质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箱子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钥匙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每星对应的银元数量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血战对应加成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1"/>
          <table:table-cell table:style-name="ce11" office:value-type="string">
            <text:p>血战加成id</text:p>
          </table:table-cell>
          <table:table-cell table:style-name="ce11" table:number-columns-repeated="1022"/>
        </table:table-row>
        <table:table-row table:style-name="ro5">
          <table:table-cell/>
          <table:table-cell office:value-type="string">
            <text:p>血战得星最小值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血战得星最大值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加成</text:p>
          </table:table-cell>
          <table:table-cell office:value-type="string">
            <text:p>如果没有上榜，第二天加成</text:p>
          </table:table-cell>
          <table:table-cell table:number-columns-repeated="1021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  <table:table-row table:style-name="ro5" table:number-rows-repeated="104849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铜人阵" table:style-name="ta10">
        <office:forms form:automatic-focus="false" form:apply-design-mode="false"/>
        <table:table-column table:style-name="co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铜人等级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铜人阵等级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铜人阵总血量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铜人阵所用技能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铜人阵所用技能伤害</text:p>
          </table:table-cell>
          <table:table-cell table:number-columns-repeated="1022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铜人战况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铜人名次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伤害总血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是否最后一击？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铜人礼包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排名次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1的id</text:p>
          </table:table-cell>
          <table:table-cell office:value-type="string">
            <text:p>包括：银两，元宝，培养丹，指点 等等。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物品1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2的id</text:p>
          </table:table-cell>
          <table:table-cell office:value-type="string">
            <text:p>包括：银两，元宝，培养丹，指点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2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3的id</text:p>
          </table:table-cell>
          <table:table-cell office:value-type="string">
            <text:p>包括：银两，元宝，培养丹，指点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3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4的id</text:p>
          </table:table-cell>
          <table:table-cell office:value-type="string">
            <text:p>包括：银两，元宝，培养丹，指点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4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5的id</text:p>
          </table:table-cell>
          <table:table-cell office:value-type="string">
            <text:p>包括：银两，元宝，培养丹，指点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5的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破阵奖励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 （这个表，可以实现成配置表【使用配置文件方式】）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奖励物品1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奖励物品1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奖励物品2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奖励物品2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奖励物品3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奖励物品3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奖励物品4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奖励物品4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奖励物品5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奖励物品5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破阵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是否自动破阵？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寻宝" table:style-name="ta10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寻宝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table:style-name="ce10" office:value-type="string">
            <text:p>名山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名山名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门派ID</text:p>
          </table:table-cell>
          <table:table-cell office:value-type="string">
            <text:p>外键关练到寻宝NPC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PC门派等级</text:p>
          </table:table-cell>
          <table:table-cell office:value-type="string">
            <text:p>外键关练到寻宝NPC门派与弟子等级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PC门派品质</text:p>
          </table:table-cell>
          <table:table-cell office:value-type="string">
            <text:p>甲乙丙丁 → 走狗，恶徒，鹰犬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PC门派弟子数量</text:p>
          </table:table-cell>
          <table:table-cell office:value-type="string">
            <text:p>5/6/7/8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出现的位子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" office:value-type="string">
            <text:p>寻宝NPC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NPC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ID1</text:p>
          </table:table-cell>
          <table:table-cell office:value-type="string">
            <text:p>外键关练到基础的NPC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PC弟子ID2</text:p>
          </table:table-cell>
          <table:table-cell office:value-type="string">
            <text:p>外键关练到基础的NPC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PC弟子ID3</text:p>
          </table:table-cell>
          <table:table-cell office:value-type="string">
            <text:p>外键关练到基础的NPC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PC弟子ID4</text:p>
          </table:table-cell>
          <table:table-cell office:value-type="string">
            <text:p>外键关练到基础的NPC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PC弟子ID5</text:p>
          </table:table-cell>
          <table:table-cell office:value-type="string">
            <text:p>外键关练到基础的NPC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PC弟子ID6</text:p>
          </table:table-cell>
          <table:table-cell office:value-type="string">
            <text:p>外键关练到基础的NPC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PC弟子ID7</text:p>
          </table:table-cell>
          <table:table-cell office:value-type="string">
            <text:p>外键关练到基础的NPC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NPC弟子ID8</text:p>
          </table:table-cell>
          <table:table-cell office:value-type="string">
            <text:p>外键关练到基础的NPC表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" office:value-type="string">
            <text:p>寻宝NPC门派与弟子等级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NPC门派等级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等级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" office:value-type="string">
            <text:p>寻宝名山BOSS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名山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护宝者ID</text:p>
          </table:table-cell>
          <table:table-cell office:value-type="string">
            <text:p>外键关联到弟子表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护宝者品质</text:p>
          </table:table-cell>
          <table:table-cell table:style-name="ce10" office:value-type="string">
            <text:p>甲乙丙丁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>
            <text:p>护宝者等级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击败护宝者可能掉落的物品1</text:p>
          </table:table-cell>
          <table:table-cell office:value-type="string">
            <text:p>外键关联到物品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击败护宝者可能掉落的物品1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击败护宝者可能掉落的物品2</text:p>
          </table:table-cell>
          <table:table-cell office:value-type="string">
            <text:p>外键关联到物品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击败护宝者可能掉落的物品2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击败护宝者可能掉落的物品3</text:p>
          </table:table-cell>
          <table:table-cell office:value-type="string">
            <text:p>外键关联到物品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击败护宝者可能掉落的物品3数量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残章" table:style-name="ta10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残章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npc/玩家id</text:p>
          </table:table-cell>
          <table:table-cell office:value-type="string">
            <text:p>包含：npc门派和玩家的id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武功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拥有的残章1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拥有的残章2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拥有的残章3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拥有的残章4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拥有的残章5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拥有的残章6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" office:value-type="string">
            <text:p>残章npc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1"/>
          <table:table-cell table:style-name="ce11" office:value-type="string">
            <text:p>npc门派id</text:p>
          </table:table-cell>
          <table:table-cell table:style-name="ce11" table:number-columns-repeated="1022"/>
        </table:table-row>
        <table:table-row table:style-name="ro6">
          <table:table-cell/>
          <table:table-cell office:value-type="string">
            <text:p>npc弟子1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2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3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4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5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6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7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pc弟子8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" office:value-type="string">
            <text:p>残章npc门派等级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1"/>
          <table:table-cell table:style-name="ce11" office:value-type="string">
            <text:p>门派等级id</text:p>
          </table:table-cell>
          <table:table-cell table:style-name="ce11" table:number-columns-repeated="1022"/>
        </table:table-row>
        <table:table-row table:style-name="ro5">
          <table:table-cell table:style-name="ce11"/>
          <table:table-cell table:style-name="ce11" office:value-type="string">
            <text:p>门派等级</text:p>
          </table:table-cell>
          <table:table-cell table:style-name="ce11" table:number-columns-repeated="1022"/>
        </table:table-row>
        <table:table-row table:style-name="ro5">
          <table:table-cell table:style-name="ce11"/>
          <table:table-cell table:style-name="ce11" office:value-type="string">
            <text:p>弟子等级</text:p>
          </table:table-cell>
          <table:table-cell table:style-name="ce11"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参拜" table:style-name="ta10">
        <office:forms form:automatic-focus="false" form:apply-design-mode="false"/>
        <table:table-column table:style-name="co54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玩家参拜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/>
          <table:table-cell table:style-name="ce5" table:number-columns-repeated="1021"/>
        </table:table-row>
        <table:table-row table:style-name="ro5">
          <table:table-cell/>
          <table:table-cell office:value-type="string">
            <text:p>参拜总次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连续参拜次数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今天是否参拜?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3" office:value-type="string">
            <text:p>参拜所获物品表</text:p>
          </table:table-cell>
          <table:table-cell table:style-name="ce13" office:value-type="string">
            <text:p>属性</text:p>
          </table:table-cell>
          <table:table-cell table:style-name="ce13" office:value-type="string">
            <text:p>说明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物品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出现机率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吃鸡" table:style-name="ta10">
        <office:forms form:automatic-focus="false" form:apply-design-mode="false"/>
        <table:table-column table:style-name="co5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吃鸡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吃鸡时间1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吃鸡时间2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吃鸡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第一次是否吃鸡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第二次是否吃鸡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龙脉" table:style-name="ta10">
        <office:forms form:automatic-focus="false" form:apply-design-mode="false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9" table:number-columns-repeated="1021" table:default-cell-style-name="Default"/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龙脉宝藏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每日探宝次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非免费每枚骰子所需元宝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探宝获得物品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id</text:p>
          </table:table-cell>
          <table:table-cell table:style-name="ce10" office:value-type="string">
            <text:p>今日得宝物品id</text:p>
          </table:table-cell>
          <table:table-cell table:style-name="ce5"/>
          <table:table-cell table:number-columns-repeated="1020"/>
        </table:table-row>
        <table:table-row table:style-name="ro5">
          <table:table-cell/>
          <table:table-cell office:value-type="string">
            <text:p>物品数量</text:p>
          </table:table-cell>
          <table:table-cell table:style-name="ce10" office:value-type="string">
            <text:p>今日得宝物品数量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探宝可能获得物品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物品id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探宝记录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今日探宝次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今日已探宝次数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许愿" table:style-name="ta10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许愿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table:style-name="ce10" office:value-type="string">
            <text:p>每天可免费许愿次数</text:p>
          </table:table-cell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6">
          <table:table-cell table:style-name="ce5" office:value-type="string">
            <text:p>VIP许愿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table:style-name="ce10" office:value-type="string">
            <text:p>VIP许愿 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VIP等级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每天可以宝碟许愿次数</text:p>
          </table:table-cell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 office:value-type="string">
            <text:p>甲弟子许愿对应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许愿甲弟子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被许愿甲弟子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许愿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当前许愿甲弟子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今日已许愿次数</text:p>
          </table:table-cell>
          <table:table-cell office:value-type="string">
            <text:p>（免费+宝碟）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许愿可能获得甲弟子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甲弟子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可获得的甲弟子魂魄数量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小宝" table:style-name="ta10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39" table:number-columns-repeated="1022" table:default-cell-style-name="Default"/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小宝猜拳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出现小宝猜拳的时间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刷新时间间隔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猜拳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需要物品id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获得物品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VIP等级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是否绑定微薄？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猜拳物品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需要物品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需要物品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获得物品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获得物品数量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品茶" table:style-name="ta10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9" table:number-columns-repeated="1021" table:default-cell-style-name="Default"/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品茶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当前拥有茶包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今日获得茶包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剩余免费选茶次数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剩余免费品茶次数</text:p>
          </table:table-cell>
          <table:table-cell table:number-columns-repeated="1022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5" office:value-type="string">
            <text:p>茶包兑换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茶包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兑换物品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兑换物品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品茶弟子潜力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 table:style-name="ce11"/>
          <table:table-cell table:style-name="ce11" office:value-type="string">
            <text:p>弟子品质</text:p>
          </table:table-cell>
          <table:table-cell table:style-name="ce11" table:number-columns-repeated="1022"/>
        </table:table-row>
        <table:table-row table:style-name="ro5">
          <table:table-cell/>
          <table:table-cell office:value-type="string">
            <text:p>弟子等级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潜力值</text:p>
          </table:table-cell>
          <table:table-cell office:value-type="string">
            <text:p>例如：所加潜力值是弟子等级的2倍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弟子品茶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玩家弟子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已增加的潜力值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茶种类与潜力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茶种类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茶名称</text:p>
          </table:table-cell>
          <table:table-cell office:value-type="string">
            <text:p>花茶，毛峰，龙井，.. 大红袍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所加潜力</text:p>
          </table:table-cell>
          <table:table-cell table:number-columns-repeated="1022"/>
        </table:table-row>
        <table:table-row table:style-name="ro5">
          <table:table-cell/>
          <table:table-cell table:style-name="ce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品茶配置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每日免费品茶次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每日免费选茶次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每次选茶所需元宝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侠客行" table:style-name="ta10">
        <office:forms form:automatic-focus="false" form:apply-design-mode="false"/>
        <table:table-column table:style-name="co68" table:default-cell-style-name="Default"/>
        <table:table-column table:style-name="co24" table:default-cell-style-name="Default"/>
        <table:table-column table:style-name="co69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14" office:value-type="string">
            <text:p>侠客行表</text:p>
          </table:table-cell>
          <table:table-cell table:style-name="ce14" office:value-type="string">
            <text:p>属性</text:p>
          </table:table-cell>
          <table:table-cell table:style-name="ce14" office:value-type="string">
            <text:p>说明</text:p>
          </table:table-cell>
          <table:table-cell table:number-columns-repeated="1021"/>
        </table:table-row>
        <table:table-row table:style-name="ro5">
          <table:table-cell table:style-name="ce15"/>
          <table:table-cell table:style-name="ce15" office:value-type="string">
            <text:p>侠客行名称</text:p>
          </table:table-cell>
          <table:table-cell table:style-name="ce15"/>
          <table:table-cell table:style-name="ce11" table:number-columns-repeated="1021"/>
        </table:table-row>
        <table:table-row table:style-name="ro5">
          <table:table-cell table:style-name="ce15"/>
          <table:table-cell table:style-name="ce16" office:value-type="string">
            <text:p>侠客行说明</text:p>
          </table:table-cell>
          <table:table-cell table:style-name="ce15"/>
          <table:table-cell table:style-name="ce11" table:number-columns-repeated="1021"/>
        </table:table-row>
        <table:table-row table:style-name="ro5">
          <table:table-cell table:style-name="ce14"/>
          <table:table-cell table:style-name="ce16" office:value-type="string">
            <text:p>赏善罚恶离开时间间隔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6"/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6"/>
          <table:table-cell table:style-name="ce14"/>
          <table:table-cell table:style-name="ce5"/>
          <table:table-cell table:number-columns-repeated="1020"/>
        </table:table-row>
        <table:table-row table:style-name="ro5">
          <table:table-cell table:style-name="ce5" office:value-type="string">
            <text:p>侠客行奖品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5"/>
          <table:table-cell table:style-name="ce11" office:value-type="string">
            <text:p>侠客行奖品ID</text:p>
          </table:table-cell>
          <table:table-cell table:style-name="ce5" table:number-columns-repeated="1022"/>
        </table:table-row>
        <table:table-row table:style-name="ro6">
          <table:table-cell/>
          <table:table-cell office:value-type="string">
            <text:p>获得物品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获得物品数量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需要的甲弟子数量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侠客行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侠客行奖品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是否领赏？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思过崖" table:style-name="ta10">
        <office:forms form:automatic-focus="false" form:apply-design-mode="false"/>
        <table:table-column table:style-name="co43" table:default-cell-style-name="Default"/>
        <table:table-column table:style-name="co56" table:default-cell-style-name="Default"/>
        <table:table-column table:style-name="co59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思过崖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 table:style-name="ce11"/>
          <table:table-cell table:style-name="ce11" office:value-type="string">
            <text:p>闭关完成需时间</text:p>
          </table:table-cell>
          <table:table-cell table:style-name="ce11" table:number-columns-repeated="1022"/>
        </table:table-row>
        <table:table-row table:style-name="ro5">
          <table:table-cell table:style-name="ce11"/>
          <table:table-cell table:style-name="ce11" office:value-type="string">
            <text:p>同时闭关的弟子数量</text:p>
          </table:table-cell>
          <table:table-cell table:style-name="ce11" table:number-columns-repeated="1022"/>
        </table:table-row>
        <table:table-row table:style-name="ro5">
          <table:table-cell table:style-name="ce11" table:number-columns-repeated="1024"/>
        </table:table-row>
        <table:table-row table:style-name="ro5">
          <table:table-cell table:style-name="ce5" table:number-columns-repeated="1024"/>
        </table:table-row>
        <table:table-row table:style-name="ro5">
          <table:table-cell table:style-name="ce12" office:value-type="string">
            <text:p>弟子思过崖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弟子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属性ID</text:p>
          </table:table-cell>
          <table:table-cell office:value-type="string">
            <text:p>外键关联到属性表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思过崖表</text:p>
          </table:table-cell>
          <table:table-cell table:style-name="ce12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闭关玩家弟子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闭关开始时间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特殊属性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特殊属性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属性ID</text:p>
          </table:table-cell>
          <table:table-cell office:value-type="string">
            <text:p>外键关联到属性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属性等级</text:p>
          </table:table-cell>
          <table:table-cell office:value-type="string">
            <text:p>1~10级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>
            <text:p>属性加成值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需要的闭关练卷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弟子思过崖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特殊属性id</text:p>
          </table:table-cell>
          <table:table-cell office:value-type="string">
            <text:p>外键关联到特殊属性表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  <table:table-row table:style-name="ro5">
          <table:table-cell table:number-columns-repeated="2"/>
          <table:table-cell table:style-name="ce5"/>
          <table:table-cell table:number-columns-repeated="1021"/>
        </table:table-row>
      </table:table>
      <table:table table:name="指点or点拨" table:style-name="ta10">
        <office:forms form:automatic-focus="false" form:apply-design-mode="false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指点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指点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指点等级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指点类型</text:p>
          </table:table-cell>
          <table:table-cell office:value-type="string">
            <text:p>大中小指点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弟子所加经验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指点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所拥有的‘指点id‘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所拥有的个数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点拨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table:style-name="ce10" office:value-type="string">
            <text:p>点拨id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点拨类型</text:p>
          </table:table-cell>
          <table:table-cell office:value-type="string">
            <text:p>大中小点拨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所有上阵弟子加经验</text:p>
          </table:table-cell>
          <table:table-cell office:value-type="string">
            <text:p>250/450/1500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>
            <text:p>双倍经验需要女儿红酒数量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玩家点拨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所拥有的‘点拨id‘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增加经验值</text:p>
          </table:table-cell>
          <table:table-cell office:value-type="string">
            <text:p>在250/450/1500上，再根据门派等级增加经验值 (如: 1500+门派经验/1500)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" office:value-type="string">
            <text:p>VIP等级与弟子额外经验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VIP等级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最多获得额外经验的弟子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门派与指点类型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门派等级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指点id</text:p>
          </table:table-cell>
          <table:table-cell office:value-type="string">
            <text:p>指点等级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升级奖励" table:style-name="ta10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39" table:number-columns-repeated="1021" table:default-cell-style-name="Default"/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升级奖励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5"/>
          <table:table-cell table:style-name="ce17" office:value-type="string">
            <text:p>升级奖励ID</text:p>
          </table:table-cell>
          <table:table-cell table:style-name="ce5" table:number-columns-repeated="1022"/>
        </table:table-row>
        <table:table-row table:style-name="ro6">
          <table:table-cell/>
          <table:table-cell office:value-type="string">
            <text:p>升级到X级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奖励送VIP等级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奖励送元宝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升级奖励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6">
          <table:table-cell table:style-name="ce11"/>
          <table:table-cell table:style-name="ce17" office:value-type="string">
            <text:p>升级奖励ID</text:p>
          </table:table-cell>
          <table:table-cell table:style-name="ce11" table:number-columns-repeated="1022"/>
        </table:table-row>
        <table:table-row table:style-name="ro6">
          <table:table-cell/>
          <table:table-cell office:value-type="string">
            <text:p>是否领取?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财神" table:style-name="ta10">
        <office:forms form:automatic-focus="false" form:apply-design-mode="false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9" table:number-columns-repeated="1021" table:default-cell-style-name="Default"/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财神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财神出现时间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拜财神的最多机会次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财神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1"/>
          <table:table-cell table:style-name="ce11" office:value-type="string">
            <text:p>玩家门派ID</text:p>
          </table:table-cell>
          <table:table-cell table:style-name="ce11" table:number-columns-repeated="1022"/>
        </table:table-row>
        <table:table-row table:style-name="ro6">
          <table:table-cell table:style-name="ce11"/>
          <table:table-cell table:style-name="ce17" office:value-type="string">
            <text:p>财神对应ID</text:p>
          </table:table-cell>
          <table:table-cell table:style-name="ce11" table:number-columns-repeated="1022"/>
        </table:table-row>
        <table:table-row table:style-name="ro6">
          <table:table-cell/>
          <table:table-cell office:value-type="string">
            <text:p>是否投入?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财神对应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1"/>
          <table:table-cell table:style-name="ce17" office:value-type="string">
            <text:p>财神对应ID</text:p>
          </table:table-cell>
          <table:table-cell table:style-name="ce11" table:number-columns-repeated="1022"/>
        </table:table-row>
        <table:table-row table:style-name="ro5">
          <table:table-cell table:style-name="ce11"/>
          <table:table-cell table:style-name="ce11" office:value-type="string">
            <text:p>投入元宝顺序</text:p>
          </table:table-cell>
          <table:table-cell table:style-name="ce11" table:number-columns-repeated="1022"/>
        </table:table-row>
        <table:table-row table:style-name="ro5">
          <table:table-cell/>
          <table:table-cell office:value-type="string">
            <text:p>投入元宝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获得元宝基数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集市" table:style-name="ta10">
        <office:forms form:automatic-focus="false" form:apply-design-mode="false"/>
        <table:table-column table:style-name="co79" table:default-cell-style-name="Default"/>
        <table:table-column table:style-name="co24" table:default-cell-style-name="Default"/>
        <table:table-column table:style-name="co80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收徒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收徒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挑选难度</text:p>
          </table:table-cell>
          <table:table-cell office:value-type="string">
            <text:p>十/百/万里挑一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是否可挑选甲?</text:p>
          </table:table-cell>
          <table:table-cell table:style-name="ce18" office:value-type="string">
            <text:p>0/1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是否可挑选乙?</text:p>
          </table:table-cell>
          <table:table-cell table:style-name="ce18" office:value-type="string">
            <text:p>0/1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是否可挑选丙?</text:p>
          </table:table-cell>
          <table:table-cell table:style-name="ce18" office:value-type="string">
            <text:p>0/1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是否可挑选丁?</text:p>
          </table:table-cell>
          <table:table-cell table:style-name="ce18" office:value-type="string">
            <text:p>0/1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免费冷却时间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非免费需要的元宝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每天最多的免费挑选次数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收徒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1"/>
          <table:table-cell table:style-name="ce11" office:value-type="string">
            <text:p>玩家门派ID</text:p>
          </table:table-cell>
          <table:table-cell table:style-name="ce11" table:number-columns-repeated="1022"/>
        </table:table-row>
        <table:table-row table:style-name="ro5">
          <table:table-cell/>
          <table:table-cell office:value-type="string">
            <text:p>是否首刷甲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是否首刷乙</text:p>
          </table:table-cell>
          <table:table-cell table:number-columns-repeated="1022"/>
        </table:table-row>
        <table:table-row table:style-name="ro5">
          <table:table-cell table:style-name="ce11"/>
          <table:table-cell table:style-name="ce11" office:value-type="string">
            <text:p>上次免费十里刷弟子时间</text:p>
          </table:table-cell>
          <table:table-cell table:style-name="ce11" table:number-columns-repeated="1022"/>
        </table:table-row>
        <table:table-row table:style-name="ro5">
          <table:table-cell table:style-name="ce11"/>
          <table:table-cell table:style-name="ce11" office:value-type="string">
            <text:p>上次免费百里刷弟子时间</text:p>
          </table:table-cell>
          <table:table-cell table:style-name="ce11" table:number-columns-repeated="1022"/>
        </table:table-row>
        <table:table-row table:style-name="ro5">
          <table:table-cell table:style-name="ce11"/>
          <table:table-cell table:style-name="ce11" office:value-type="string">
            <text:p>上次免费万里刷弟子时间</text:p>
          </table:table-cell>
          <table:table-cell table:style-name="ce11"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道具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道具id</text:p>
          </table:table-cell>
          <table:table-cell office:value-type="string">
            <text:p>包括：兵服饰，一般物品和礼包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购买价格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特价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一次购买个数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2" office:value-type="string">
            <text:p>礼包物品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table:style-name="ce10" office:value-type="string">
            <text:p>礼包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物品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物品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是否是VIP礼包?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>
          <table:table-cell table:style-name="ce5" office:value-type="string">
            <text:p>VIP礼包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VIP等级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礼包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名称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礼包描述</text:p>
          </table:table-cell>
          <table:table-cell table:number-columns-repeated="1022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5" office:value-type="string">
            <text:p>活动礼包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礼包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名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描述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礼包销售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礼包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原价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特价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可购买总次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总数量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礼包活动开始时间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活动结束时间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购买礼包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礼包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可购买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已购买的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2" office:value-type="string">
            <text:p>首次充值奖励物品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table:style-name="ce10" office:value-type="string">
            <text:p>充值奖励ID</text:p>
          </table:table-cell>
          <table:table-cell office:value-type="string">
            <text:p>可以配置充值奖励的类型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充值奖励物品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充值奖励物品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充值对应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充值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充值RMB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获得元宝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另送元宝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充值记录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充值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充值时间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是否首充?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充值奖励ID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" office:value-type="string">
            <text:p>VIP充值对应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VIP等级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需充值的RMB数量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论剑" table:style-name="ta10">
        <office:forms form:automatic-focus="false" form:apply-design-mode="false"/>
        <table:table-column table:style-name="co5" table:default-cell-style-name="Default"/>
        <table:table-column table:style-name="co71" table:default-cell-style-name="Default"/>
        <table:table-column table:style-name="co81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论剑名次与积分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名次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每X分钟获得积分</text:p>
          </table:table-cell>
          <table:table-cell office:value-type="string">
            <text:p>例如：10分钟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积分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刷积分的时间间隔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领取培养丹对应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table:style-name="ce10" office:value-type="string">
            <text:p>领取丹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首次达到X名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可领取的培养丹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兑换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需积分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兑换的培养丹枚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论剑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当前论剑名次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当前论剑积分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历史最高名次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上次刷新积分时间</text:p>
          </table:table-cell>
          <table:table-cell office:value-type="string">
            <text:p>保留，实现时候，可以由服务器统一计算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已挑战次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领取培养丹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领取丹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是否领取?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" office:value-type="string">
            <text:p>VIP挑战次数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VIP等级</text:p>
          </table:table-cell>
          <table:table-cell office:value-type="string">
            <text:p>VIP0~13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一天可挑战的次数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联盟" table:style-name="ta10">
        <office:forms form:automatic-focus="false" form:apply-design-mode="false"/>
        <table:table-column table:style-name="co77" table:default-cell-style-name="Default"/>
        <table:table-column table:style-name="co1" table:default-cell-style-name="Default"/>
        <table:table-column table:style-name="co47" table:default-cell-style-name="Default"/>
        <table:table-column table:style-name="co39" table:number-columns-repeated="1021" table:default-cell-style-name="Default"/>
        <table:table-row table:style-name="ro5">
          <table:table-cell table:number-columns-repeated="1024"/>
        </table:table-row>
        <table:table-row table:style-name="ro5">
          <table:table-cell table:style-name="ce5" office:value-type="string">
            <text:p>联盟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table:style-name="ce10" office:value-type="string">
            <text:p>联盟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联盟名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联盟当前成员数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联盟当前经验值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联盟等级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联盟公告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联盟排名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5" office:value-type="string">
            <text:p>等级与成员/升级数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联盟等级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可容纳的最大成员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升级需经验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点睛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1"/>
          <table:table-cell table:style-name="ce11" office:value-type="string">
            <text:p>联盟ID</text:p>
          </table:table-cell>
          <table:table-cell table:style-name="ce11" table:number-columns-repeated="1022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点睛贡献经验</text:p>
          </table:table-cell>
          <table:table-cell office:value-type="string">
            <text:p>普通点睛（100点），点金睛（300点）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点睛时间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联盟玩家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联盟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成员类型/职务</text:p>
          </table:table-cell>
          <table:table-cell office:value-type="string">
            <text:p>盟主，副盟主，精英成员，普通成员，见习成员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贡献度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最近来联盟时间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联盟申请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申请的玩家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申请加入的联盟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申请的时间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联盟战利品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联盟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道具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道具数量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6">
          <table:table-cell table:style-name="ce5" office:value-type="string">
            <text:p>皇榜NPC等级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5"/>
          <table:table-cell table:style-name="ce17" office:value-type="string">
            <text:p>皇榜NPC门派ID</text:p>
          </table:table-cell>
          <table:table-cell table:style-name="ce5" table:number-columns-repeated="1022"/>
        </table:table-row>
        <table:table-row table:style-name="ro6">
          <table:table-cell/>
          <table:table-cell table:style-name="ce10" office:value-type="string">
            <text:p>皇榜NPC门派等级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皇榜NPC上阵弟子数量</text:p>
          </table:table-cell>
          <table:table-cell office:value-type="string">
            <text:p>5/6/7/8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皇榜NPC上阵弟子等级</text:p>
          </table:table-cell>
          <table:table-cell table:number-columns-repeated="1022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>
            <text:p>皇榜NPC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皇榜NPC门派ID</text:p>
          </table:table-cell>
          <table:table-cell office:value-type="string">
            <text:p>外键关联到皇榜NPC等级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皇榜NPC弟子1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皇榜NPC弟子2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皇榜NPC弟子3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皇榜NPC弟子4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皇榜NPC弟子5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皇榜NPC弟子6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皇榜NPC弟子7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皇榜NPC弟子8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2" office:value-type="string">
            <text:p>皇榜上次剿寇掌门排行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掌门名次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掌门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剿敌积分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2" office:value-type="string">
            <text:p>皇榜上次剿寇联盟排行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table:style-name="ce10" office:value-type="string">
            <text:p>联盟名次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联盟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剿敌积分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皇榜礼包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排名次</text:p>
          </table:table-cell>
          <table:table-cell office:value-type="string">
            <text:p>前x名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物品1的id</text:p>
          </table:table-cell>
          <table:table-cell office:value-type="string">
            <text:p>包括：银两，元宝，培养丹，蚕丝或者玄铁 等等。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物品1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2的id</text:p>
          </table:table-cell>
          <table:table-cell office:value-type="string">
            <text:p>包括：银两，元宝，培养丹，蚕丝或者玄铁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2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3的id</text:p>
          </table:table-cell>
          <table:table-cell office:value-type="string">
            <text:p>包括：银两，元宝，培养丹，蚕丝或者玄铁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3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4的id</text:p>
          </table:table-cell>
          <table:table-cell office:value-type="string">
            <text:p>包括：银两，元宝，培养丹，蚕丝或者玄铁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4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5的id</text:p>
          </table:table-cell>
          <table:table-cell office:value-type="string">
            <text:p>包括：银两，元宝，培养丹，蚕丝或者玄铁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5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类型</text:p>
          </table:table-cell>
          <table:table-cell office:value-type="string">
            <text:p>个人（掌门），联盟还是最终击杀掌门</text:p>
          </table:table-cell>
          <table:table-cell table:number-columns-repeated="1021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 office:value-type="string">
            <text:p>黑木崖报名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门派id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黑木崖攻加成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黑木崖防加成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黑木崖血加成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黑木崖内加成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5" office:value-type="string">
            <text:p>黑木崖NPC等级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5"/>
          <table:table-cell table:style-name="ce17" office:value-type="string">
            <text:p>黑木崖NPC门派ID</text:p>
          </table:table-cell>
          <table:table-cell table:style-name="ce5" table:number-columns-repeated="1022"/>
        </table:table-row>
        <table:table-row table:style-name="ro6">
          <table:table-cell/>
          <table:table-cell table:style-name="ce10" office:value-type="string">
            <text:p>黑木崖NPC门派等级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黑木崖NPC上阵弟子数量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黑木崖NPC上阵弟子等级</text:p>
          </table:table-cell>
          <table:table-cell table:number-columns-repeated="1022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>
            <text:p>黑木崖NPC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黑木崖NPC门派ID</text:p>
          </table:table-cell>
          <table:table-cell office:value-type="string">
            <text:p>外键关联到黑木崖NPC等级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黑木崖NPC弟子1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黑木崖NPC弟子2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黑木崖NPC弟子3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黑木崖NPC弟子4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黑木崖NPC弟子5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黑木崖NPC弟子6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黑木崖NPC弟子7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黑木崖NPC弟子8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2" office:value-type="string">
            <text:p>黑木崖对战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 （此表只能由盟主调整）</text:p>
          </table:table-cell>
          <table:table-cell table:style-name="ce5" table:number-columns-repeated="1021"/>
        </table:table-row>
        <table:table-row table:style-name="ro6">
          <table:table-cell table:style-name="ce10"/>
          <table:table-cell office:value-type="string">
            <text:p>联盟玩家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出现的顺序</text:p>
          </table:table-cell>
          <table:table-cell office:value-type="string">
            <text:p>联盟中队伍出现顺序</text:p>
          </table:table-cell>
          <table:table-cell table:number-columns-repeated="1021"/>
        </table:table-row>
        <table:table-row table:style-name="ro5" table:number-rows-repeated="2">
          <table:table-cell table:style-name="ce10"/>
          <table:table-cell table:number-columns-repeated="1023"/>
        </table:table-row>
        <table:table-row table:style-name="ro6">
          <table:table-cell table:style-name="ce12" office:value-type="string">
            <text:p>黑木崖NPC出现顺序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table:style-name="ce10" office:value-type="string">
            <text:p>黑木崖NPC门派ID</text:p>
          </table:table-cell>
          <table:table-cell table:style-name="ce10" office:value-type="string">
            <text:p>外键关联到黑木崖NPC表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出现的顺序</text:p>
          </table:table-cell>
          <table:table-cell office:value-type="string">
            <text:p>NPC队伍出现顺序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2" office:value-type="string">
            <text:p>黑木崖联盟玩家参与战况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7"/>
          <table:table-cell table:style-name="ce11" office:value-type="string">
            <text:p>联盟ID</text:p>
          </table:table-cell>
          <table:table-cell table:style-name="ce11" table:number-columns-repeated="1022"/>
        </table:table-row>
        <table:table-row table:style-name="ro6">
          <table:table-cell table:style-name="ce17"/>
          <table:table-cell table:style-name="ce11" office:value-type="string">
            <text:p>玩家ID</text:p>
          </table:table-cell>
          <table:table-cell table:style-name="ce11" table:number-columns-repeated="1022"/>
        </table:table-row>
        <table:table-row table:style-name="ro5">
          <table:table-cell table:style-name="ce17"/>
          <table:table-cell table:style-name="ce11" office:value-type="string">
            <text:p>使用的黑木令个数</text:p>
          </table:table-cell>
          <table:table-cell table:style-name="ce11" table:number-columns-repeated="1022"/>
        </table:table-row>
        <table:table-row table:style-name="ro5">
          <table:table-cell table:style-name="ce17"/>
          <table:table-cell table:style-name="ce11" table:number-columns-repeated="1023"/>
        </table:table-row>
        <table:table-row table:style-name="ro5">
          <table:table-cell table:style-name="ce12" office:value-type="string">
            <text:p>黑木崖联盟战况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联盟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昨日闯关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历史最高闯关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联盟排名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令使用联盟攻加成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令使用联盟防加成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令使用联盟血加成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令使用联盟内加成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黑木崖联盟礼包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排名次</text:p>
          </table:table-cell>
          <table:table-cell office:value-type="string">
            <text:p>前x名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物品1的id</text:p>
          </table:table-cell>
          <table:table-cell office:value-type="string">
            <text:p>包括：银两，黑木崖箱 等等。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物品1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2的id</text:p>
          </table:table-cell>
          <table:table-cell office:value-type="string">
            <text:p>包括：银两，黑木崖箱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2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3的id</text:p>
          </table:table-cell>
          <table:table-cell office:value-type="string">
            <text:p>包括：银两，黑木崖箱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3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4的id</text:p>
          </table:table-cell>
          <table:table-cell office:value-type="string">
            <text:p>包括：银两，黑木崖箱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4的数量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物品5的id</text:p>
          </table:table-cell>
          <table:table-cell office:value-type="string">
            <text:p>包括：银两，黑木崖箱 等等。</text:p>
          </table:table-cell>
          <table:table-cell table:number-columns-repeated="1021"/>
        </table:table-row>
        <table:table-row table:style-name="ro6">
          <table:table-cell/>
          <table:table-cell table:style-name="ce10" office:value-type="string">
            <text:p>物品5的数量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猜拳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联盟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防方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攻方门派ID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防方门派出拳情况</text:p>
          </table:table-cell>
          <table:table-cell office:value-type="string">
            <text:p>石头，剪刀，布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攻方门派出拳情况</text:p>
          </table:table-cell>
          <table:table-cell office:value-type="string">
            <text:p>石头，剪刀，布</text:p>
          </table:table-cell>
          <table:table-cell table:number-columns-repeated="1021"/>
        </table:table-row>
        <table:table-row table:style-name="ro5">
          <table:table-cell table:style-name="ce11"/>
          <table:table-cell table:style-name="ce17" office:value-type="string">
            <text:p>猜拳是否出结果</text:p>
          </table:table-cell>
          <table:table-cell table:style-name="ce11" office:value-type="string">
            <text:p>记录攻防双方每一轮的猜拳结果，如果分出胜负，则清理此记录并且添加记录到猜拳战绩表中</text:p>
          </table:table-cell>
          <table:table-cell table:style-name="ce11"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猜拳战绩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赢方玩家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输方玩家门派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赢得的物品ID</text:p>
          </table:table-cell>
          <table:table-cell office:value-type="string">
            <text:p>宝盒，稀有宝盒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时间</text:p>
          </table:table-cell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  <table:table-row table:style-name="ro5" table:number-rows-repeated="10483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恩怨" table:style-name="ta10">
        <office:forms form:automatic-focus="false" form:apply-design-mode="false"/>
        <table:table-column table:style-name="co2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39" table:number-columns-repeated="1021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玩家恩怨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玩家1id</text:p>
          </table:table-cell>
          <table:table-cell office:value-type="string">
            <text:p>（只以玩家一为索引）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玩家2i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友/敌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仇敌分类</text:p>
          </table:table-cell>
          <table:table-cell office:value-type="string">
            <text:p>（论剑/奇遇/其他地方）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是否关注？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是否申请</text:p>
          </table:table-cell>
          <table:table-cell office:value-type="string">
            <text:p>1.加好友申请，2.同意，3.拒绝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5" office:value-type="string">
            <text:p>VIP恩怨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VIP等级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允许最大好友上限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最多可关注的人数</text:p>
          </table:table-cell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传书" table:style-name="ta10">
        <office:forms form:automatic-focus="false" form:apply-design-mode="false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39" table:number-columns-repeated="1021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传书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 table:style-name="ce11"/>
          <table:table-cell table:style-name="ce11" office:value-type="string">
            <text:p>传书ID</text:p>
          </table:table-cell>
          <table:table-cell table:style-name="ce11" table:number-columns-repeated="1022"/>
        </table:table-row>
        <table:table-row table:style-name="ro6">
          <table:table-cell/>
          <table:table-cell office:value-type="string">
            <text:p>发送方id</text:p>
          </table:table-cell>
          <table:table-cell office:value-type="string">
            <text:p>别玩家id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接受方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消息主题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消息内容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>
            <text:p>传书类型</text:p>
          </table:table-cell>
          <table:table-cell office:value-type="string">
            <text:p>系统/领奖/留言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是否查看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是否打开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传书有效时间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 office:value-type="string">
            <text:p>传书包含物品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table:style-name="ce10" office:value-type="string">
            <text:p>传书ID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附件中物品</text:p>
          </table:table-cell>
          <table:table-cell table:number-columns-repeated="1022"/>
        </table:table-row>
        <table:table-row table:style-name="ro5">
          <table:table-cell/>
          <table:table-cell table:style-name="ce10" office:value-type="string">
            <text:p>附件中物品数量</text:p>
          </table:table-cell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聊天" table:style-name="ta10">
        <office:forms form:automatic-focus="false" form:apply-design-mode="false"/>
        <table:table-column table:style-name="co87" table:default-cell-style-name="Default"/>
        <table:table-column table:style-name="co88" table:default-cell-style-name="Default"/>
        <table:table-column table:style-name="co40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聊天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聊天内容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范围</text:p>
          </table:table-cell>
          <table:table-cell office:value-type="string">
            <text:p>全服/联盟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发送日期时间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聊天配置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5">
          <table:table-cell/>
          <table:table-cell office:value-type="string">
            <text:p>消息保存时间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table table:name="跑马灯" table:style-name="ta10">
        <office:forms form:automatic-focus="false" form:apply-design-mode="false"/>
        <table:table-column table:style-name="co89" table:default-cell-style-name="Default"/>
        <table:table-column table:style-name="co90" table:default-cell-style-name="Default"/>
        <table:table-column table:style-name="co82" table:default-cell-style-name="Default"/>
        <table:table-column table:style-name="co39" table:number-columns-repeated="1021" table:default-cell-style-name="Default"/>
        <table:table-row table:style-name="ro3" table:number-rows-repeated="2">
          <table:table-cell table:number-columns-repeated="1024"/>
        </table:table-row>
        <table:table-row table:style-name="ro5">
          <table:table-cell table:style-name="ce5" office:value-type="string">
            <text:p>跑马灯表</text:p>
          </table:table-cell>
          <table:table-cell table:style-name="ce5" office:value-type="string">
            <text:p>属性</text:p>
          </table:table-cell>
          <table:table-cell table:style-name="ce5" office:value-type="string">
            <text:p>说明</text:p>
          </table:table-cell>
          <table:table-cell table:style-name="ce5" table:number-columns-repeated="1021"/>
        </table:table-row>
        <table:table-row table:style-name="ro6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什么模块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做什么事情消息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>
            <text:p>消息</text:p>
          </table:table-cell>
          <table:table-cell table:style-name="ce3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erif" svg:font-family="'DejaVu Serif'" style:font-family-generic="swiss" style:font-pitch="variable"/>
    <style:font-face style:name="宋体" svg:font-family="宋体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5118P0" style:volatile="true" number:language="zh" number:country="CN">
      <number:text>￥</number:text>
      <number:number number:decimal-places="0" number:min-integer-digits="1" number:grouping="true"/>
    </number:number-style>
    <number:number-style style:name="N5118" number:language="zh" number:country="CN">
      <number:text>￥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zh" number:country="CN">
      <number:text>￥</number:text>
      <number:number number:decimal-places="0" number:min-integer-digits="1" number:grouping="true"/>
    </number:number-style>
    <number:number-style style:name="N5119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5119P0"/>
    </number:number-style>
    <number:number-style style:name="N5121P0" style:volatile="true" number:language="zh" number:country="CN">
      <number:text>￥</number:text>
      <number:number number:decimal-places="2" number:min-integer-digits="1" number:grouping="true"/>
    </number:number-style>
    <number:number-style style:name="N5121" number:language="zh" number:country="CN">
      <number:text>￥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zh" number:country="CN">
      <number:text>￥</number:text>
      <number:number number:decimal-places="2" number:min-integer-digits="1" number:grouping="true"/>
    </number:number-style>
    <number:number-style style:name="N5122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5122P0"/>
    </number:number-style>
    <number:date-style style:name="N5123" number:language="zh" number:country="CN">
      <number:year number:style="long"/>
      <number:text>-</number:text>
      <number:month/>
      <number:text>-</number:text>
      <number:day/>
    </number:date-style>
    <number:date-style style:name="N5124" number:language="zh" number:country="CN">
      <number:day/>
      <number:text>-</number:text>
      <number:month number:textual="true"/>
      <number:text>-</number:text>
      <number:year/>
    </number:date-style>
    <number:date-style style:name="N5125" number:language="zh" number:country="CN">
      <number:day/>
      <number:text>-</number:text>
      <number:month number:textual="true"/>
    </number:date-style>
    <number:date-style style:name="N5126" number:language="zh" number:country="CN">
      <number:month number:textual="true"/>
      <number:text>-</number:text>
      <number:year/>
    </number:date-style>
    <number:time-style style:name="N5127" number:language="zh" number:country="CN">
      <number:hours/>
      <number:text>:</number:text>
      <number:minutes number:style="long"/>
      <number:text> </number:text>
      <number:am-pm/>
    </number:time-style>
    <number:time-style style:name="N5128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9" number:language="zh" number:country="CN">
      <number:hours/>
      <number:text>:</number:text>
      <number:minutes number:style="long"/>
    </number:time-style>
    <number:time-style style:name="N5130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31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5133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33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34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34P0"/>
    </number:number-style>
    <number:number-style style:name="N5136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6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7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37P0"/>
    </number:number-style>
    <number:date-style style:name="N5138" number:language="zh" number:country="CN">
      <number:month/>
      <number:text>-</number:text>
      <number:day/>
      <number:text>-</number:text>
      <number:year/>
    </number:date-style>
    <number:time-style style:name="N5139" number:language="zh" number:country="CN">
      <number:hours/>
      <number:text>时</number:text>
      <number:minutes number:style="long"/>
      <number:text>分</number:text>
    </number:time-style>
    <number:time-style style:name="N514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41" number:language="zh" number:country="CN">
      <number:am-pm/>
      <number:hours/>
      <number:text>时</number:text>
      <number:minutes number:style="long"/>
      <number:text>分</number:text>
    </number:time-style>
    <number:time-style style:name="N514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43P0" style:volatile="true" number:language="zh" number:country="CN">
      <number:number number:decimal-places="0" number:min-integer-digits="1" number:grouping="true"/>
    </number:number-style>
    <number:number-style style:name="N5143" number:language="zh" number:country="CN">
      <number:text>-</number:text>
      <number:number number:decimal-places="0" number:min-integer-digits="1" number:grouping="true"/>
      <style:map style:condition="value()&gt;=0" style:apply-style-name="N5143P0"/>
    </number:number-style>
    <number:number-style style:name="N5144P0" style:volatile="true" number:language="zh" number:country="CN">
      <number:number number:decimal-places="0" number:min-integer-digits="1" number:grouping="true"/>
    </number:number-style>
    <number:number-style style:name="N5144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5144P0"/>
    </number:number-style>
    <number:number-style style:name="N5145P0" style:volatile="true" number:language="zh" number:country="CN">
      <number:number number:decimal-places="2" number:min-integer-digits="1" number:grouping="true"/>
    </number:number-style>
    <number:number-style style:name="N5145" number:language="zh" number:country="CN">
      <number:text>-</number:text>
      <number:number number:decimal-places="2" number:min-integer-digits="1" number:grouping="true"/>
      <style:map style:condition="value()&gt;=0" style:apply-style-name="N5145P0"/>
    </number:number-style>
    <number:number-style style:name="N5146P0" style:volatile="true" number:language="zh" number:country="CN">
      <number:number number:decimal-places="2" number:min-integer-digits="1" number:grouping="true"/>
    </number:number-style>
    <number:number-style style:name="N5146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5146P0"/>
    </number:number-style>
    <number:number-style style:name="N5150P0" style:volatile="true" number:language="zh" number:country="CN">
      <number:number number:decimal-places="0" number:min-integer-digits="1" number:grouping="true"/>
      <number:text> </number:text>
    </number:number-style>
    <number:number-style style:name="N5150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5150P2" style:volatile="true" number:language="zh" number:country="CN">
      <number:text> - </number:text>
    </number:number-style>
    <number:text-style style:name="N5150" number:language="zh" number:country="CN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5154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5154P2" style:volatile="true" number:language="zh" number:country="CN">
      <number:text> ￥- </number:text>
    </number:number-style>
    <number:text-style style:name="N5154" number:language="zh" number:country="CN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number-style style:name="N5158P0" style:volatile="true" number:language="zh" number:country="CN">
      <number:number number:decimal-places="2" number:min-integer-digits="1" number:grouping="true"/>
      <number:text> </number:text>
    </number:number-style>
    <number:number-style style:name="N5158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5158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5158" number:language="zh" number:country="CN">
      <number:text-content/>
      <number:text> </number:text>
      <style:map style:condition="value()&gt;0" style:apply-style-name="N5158P0"/>
      <style:map style:condition="value()&lt;0" style:apply-style-name="N5158P1"/>
      <style:map style:condition="value()=0" style:apply-style-name="N5158P2"/>
    </number:text-style>
    <number:number-style style:name="N5162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5162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5162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5162" number:language="zh" number:country="CN">
      <number:text-content/>
      <number:text> </number:text>
      <style:map style:condition="value()&gt;0" style:apply-style-name="N5162P0"/>
      <style:map style:condition="value()&lt;0" style:apply-style-name="N5162P1"/>
      <style:map style:condition="value()=0" style:apply-style-name="N5162P2"/>
    </number:text-style>
    <number:time-style style:name="N5163" number:language="zh" number:country="CN">
      <number:minutes number:style="long"/>
      <number:text>:</number:text>
      <number:seconds number:style="long"/>
    </number:time-style>
    <number:time-style style:name="N5164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65" number:language="zh" number:country="CN">
      <number:minutes number:style="long"/>
      <number:text>:</number:text>
      <number:seconds number:style="long" number:decimal-places="1"/>
    </number:time-style>
    <number:number-style style:name="N5166" number:language="zh" number:country="CN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玩家" style:display-name="PageStyle_玩家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弟子" style:display-name="PageStyle_弟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武功" style:display-name="PageStyle_武功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包裹" style:display-name="PageStyle_包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武林谱" style:display-name="PageStyle_武林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道具" style:display-name="PageStyle_道具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江湖" style:display-name="PageStyle_江湖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属性" style:display-name="PageStyle_属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真气" style:display-name="PageStyle_真气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称号" style:display-name="PageStyle_称号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1:51</meta:creation-date>
    <dc:date>2013-08-21T18:08:20</dc:date>
    <meta:editing-cycles>179</meta:editing-cycles>
    <meta:editing-duration>P1DT1H11M35S</meta:editing-duration>
    <meta:generator>LibreOffice/3.5$Linux_X86_64 LibreOffice_project/350m1$Build-2</meta:generator>
    <meta:document-statistic meta:table-count="33" meta:cell-count="1388" meta:object-count="0"/>
  </office:meta>
</office:document-meta>
</file>